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c57a" officeooo:paragraph-rsid="000ac57a"/>
    </style:style>
    <style:style style:name="T1" style:family="text">
      <style:text-properties officeooo:rsid="000ac5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tavio Augusto</text:p>
      <text:p text:style-name="P1"/>
      <text:p text:style-name="P1">1-</text:p>
      <text:p text:style-name="P1"/>
      <text:p text:style-name="P1">maior_numero = int(input("Digite o 1° numero: "))</text:p>
      <text:p text:style-name="P1"/>
      <text:p text:style-name="P1">for i in range(5):</text:p>
      <text:p text:style-name="P1"><text:s text:c="4"/>num = int(input("Insira um número: "))</text:p>
      <text:p text:style-name="P1"/>
      <text:p text:style-name="P1"><text:s text:c="4"/>if num &gt; maior_numero:</text:p>
      <text:p text:style-name="P1"><text:s text:c="9"/>maior_numero = num</text:p>
      <text:p text:style-name="P1"/>
      <text:p text:style-name="P1">print("O maior número digitado é: ", maior_numero) <text:s text:c="3"/></text:p>
      <text:p text:style-name="P1"/>
      <text:p text:style-name="P1"/>
      <text:p text:style-name="P1">2-</text:p>
      <text:p text:style-name="P1"/>
      <text:p text:style-name="P1">valor = int(input("Informe um valor positivo inteiro (ou um valor negativo para sair): "))</text:p>
      <text:p text:style-name="P1">if valor &lt; 0:</text:p>
      <text:p text:style-name="P1"><text:s text:c="4"/>print("Nenhum valor válido foi inserido.")</text:p>
      <text:p text:style-name="P1">else:</text:p>
      <text:p text:style-name="P1"><text:s text:c="4"/>maior_valor = valor</text:p>
      <text:p text:style-name="P1"><text:s text:c="4"/>menor_valor = valor</text:p>
      <text:p text:style-name="P1"><text:s text:c="4"/>while True:</text:p>
      <text:p text:style-name="P1"><text:s text:c="8"/>valor = int(input("Informe outro valor positivo inteiro (ou um valor negativo para sair): "))</text:p>
      <text:p text:style-name="P1"><text:s text:c="8"/>if valor &lt; 0:</text:p>
      <text:p text:style-name="P1"><text:s text:c="12"/>break</text:p>
      <text:p text:style-name="P1"><text:s text:c="8"/>if valor &gt; maior_valor:</text:p>
      <text:p text:style-name="P1"><text:s text:c="12"/>maior_valor = valor</text:p>
      <text:p text:style-name="P1"><text:s text:c="8"/>elif valor &lt; menor_valor:</text:p>
      <text:p text:style-name="P1"><text:s text:c="12"/>menor_valor = valor</text:p>
      <text:p text:style-name="P1"><text:s text:c="4"/>print("O maior valor informado foi:", maior_valor)</text:p>
      <text:p text:style-name="P1"><text:s text:c="4"/>print("O menor valor informado foi:", menor_valor)</text:p>
      <text:p text:style-name="P1"/>
      <text:p text:style-name="P1"/>
      <text:p text:style-name="P1">3-</text:p>
      <text:p text:style-name="P1"/>
      <text:p text:style-name="P1">numero = 1</text:p>
      <text:p text:style-name="P1">while numero &lt;= 50:</text:p>
      <text:p text:style-name="P1"><text:s text:c="4"/>if numero % 2 != 0:</text:p>
      <text:p text:style-name="P1"><text:s text:c="8"/>print("Números ímpares entre 1 e 50: ", numero)</text:p>
      <text:p text:style-name="P1"><text:s text:c="4"/>numero += 1</text:p>
      <text:p text:style-name="P1"/>
      <text:p text:style-name="P1">4-</text:p>
      <text:p text:style-name="P1">def exponenciacao(x, y):</text:p>
      <text:p text:style-name="P1"><text:s text:c="4"/>resultado = 1</text:p>
      <text:p text:style-name="P1"><text:s text:c="4"/>contador = 0</text:p>
      <text:p text:style-name="P1"><text:s text:c="4"/>while contador &lt; y:</text:p>
      <text:p text:style-name="P1"><text:s text:c="8"/>resultado *= x</text:p>
      <text:p text:style-name="P1"><text:s text:c="8"/>contador += 1</text:p>
      <text:p text:style-name="P1"><text:s text:c="4"/>return resultado</text:p>
      <text:p text:style-name="P1">x = int(input("Digite o valor de x (base): "))</text:p>
      <text:p text:style-name="P1"><text:soft-page-break/>y = int(input("Digite o valor de y (expoente): "))</text:p>
      <text:p text:style-name="P1">print("O resultado de", x, "elevado a", y, "é igual a:", exponenciacao(x, y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2T16:15:51.190000000</meta:creation-date>
    <dc:date>2024-03-22T16:49:11.097000000</dc:date>
    <meta:editing-duration>PT23M9S</meta:editing-duration>
    <meta:editing-cycles>1</meta:editing-cycles>
    <meta:document-statistic meta:table-count="0" meta:image-count="0" meta:object-count="0" meta:page-count="2" meta:paragraph-count="42" meta:word-count="189" meta:character-count="1264" meta:non-whitespace-character-count="956"/>
    <meta:generator>LibreOffice/6.0.7.3$Windows_X86_64 LibreOffice_project/dc89aa7a9eabfd848af146d5086077aeed2ae4a5</meta:generator>
  </office:meta>
</office:document-meta>
</file>